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Grande" svg:font-family="'Lucida Grande', Arial, tahoma, verdan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81cm" fo:text-align="start" style:justify-single-word="false" fo:orphans="2" fo:widows="2" fo:text-indent="0cm" style:auto-text-indent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font-name="Lucida Grande" fo:font-size="7.19999980926514pt" fo:letter-spacing="normal" fo:font-style="normal" fo:font-weight="normal"/>
    </style:style>
    <style:style style:name="T2" style:family="text">
      <style:text-properties fo:font-variant="normal" fo:text-transform="none" fo:color="#000000" style:font-name="Lucida Grand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Вопросы к зачету по дисциплине</text:span><text:line-break/><text:span text:style-name="T2">«Гражданское право. Общая часть»</text:span><text:line-break/><text:span text:style-name="T2">1. Понятие и система частного права.</text:span><text:line-break/><text:span text:style-name="T2">2. Понятие, предмет и метод гражданского права.</text:span><text:line-break/><text:span text:style-name="T2">3. Принципы гражданского права.</text:span><text:line-break/><text:span text:style-name="T2">4. Понятие и виды имущественных отношений, регулируемых гражданским правом.</text:span><text:line-break/><text:span text:style-name="T2">5. Понятие и виды личных неимущественных прав в гражданском праве.</text:span><text:line-break/><text:span text:style-name="T2">6. Источники гражданского права.</text:span><text:line-break/><text:span text:style-name="T2">7. Понятие и система гражданского законодательства.</text:span><text:line-break/><text:span text:style-name="T2">8. Понятие, содержание и виды гражданских правоотношений.</text:span><text:line-break/><text:span text:style-name="T2">9. Понятие и виды юридических фактов в гражданском праве.</text:span><text:line-break/><text:span text:style-name="T2">10 Понятие и способы защиты субъективных гражданских прав.</text:span><text:line-break/><text:span text:style-name="T2">11. Правоспособность и дееспособность физических лиц.</text:span><text:line-break/><text:span text:style-name="T2">12. Ограничение дееспособности гражданина.</text:span><text:line-break/><text:span text:style-name="T2">13. Гражданско-правовой статус индивидуальных предпринимателей.</text:span><text:line-break/><text:span text:style-name="T2">14. Признание гражданина безвестно отсутствующим и объявление его умершим.</text:span><text:line-break/><text:span text:style-name="T2">15. Понятие и сущность юридического лица.</text:span><text:line-break/><text:span text:style-name="T2">16. Классификация юридических лиц.</text:span><text:line-break/><text:span text:style-name="T2">17. Возникновение (создание) юридического лица.</text:span><text:line-break/><text:span text:style-name="T2">18. Реорганизация юридических лиц.</text:span><text:line-break/><text:span text:style-name="T2">19. Ликвидация юридических лиц.</text:span><text:line-break/><text:span text:style-name="T2">20. Полное товарищество как юридическое лицо.</text:span><text:line-break/><text:span text:style-name="T2">21. Товарищество на вере как юридическое лицо.</text:span><text:line-break/><text:span text:style-name="T2">22. Общество с ограниченной ответственностью как юридическое лицо.</text:span><text:line-break/><text:span text:style-name="T2">23. Общество с дополнительной ответственностью как юридическое лицо.</text:span><text:line-break/><text:span text:style-name="T2">24. Акционерное общество как юридическое лицо.</text:span><text:line-break/><text:span text:style-name="T2">25. Производственные и потребительские кооперативы как юридические лица.</text:span><text:line-break/><text:span text:style-name="T2">26. Государственные и муниципальные унитарные предприятия как юридические лица.</text:span><text:line-break/><text:span text:style-name="T2">27. Некоммерческие организации как юридические лица.</text:span><text:line-break/><text:span text:style-name="T2">28. Гражданско-правовой статус публично-правовых образований.</text:span><text:line-break/><text:span text:style-name="T2">29. Понятие и виды объектов гражданского оборота.</text:span><text:line-break/><text:span text:style-name="T2">30. Вещи как объекты гражданских прав. Классификация вещей.</text:span><text:line-break/><text:span text:style-name="T2">31. Гражданско-правовой режим недвижимого имущества.</text:span><text:line-break/><text:span text:style-name="T2">32. Деньги как объекты гражданских прав.</text:span><text:line-break/><text:span text:style-name="T2">33. Ценные бумаги как объекты гражданских прав.</text:span><text:line-break/><text:span text:style-name="T2">34. Нематериальные блага и их защита в гражданском праве.</text:span><text:line-break/><text:span text:style-name="T2">35. Компенсация морального вреда.</text:span><text:line-break/><text:span text:style-name="T2">36. Понятие сделок в гражданском праве.</text:span><text:line-break/><text:span text:style-name="T2">37. Классификация сделок.</text:span><text:line-break/><text:span text:style-name="T2">38. Условия действительности сделок.</text:span><text:line-break/><text:span text:style-name="T2">39. Недействительность сделок.</text:span><text:line-break/><text:span text:style-name="T2">40. Оспоримые и ничтожные сделки.</text:span><text:line-break/><text:span text:style-name="T2">41. Представительство в гражданском праве.</text:span><text:line-break/><text:span text:style-name="T2">42. Доверенность.</text:span><text:line-break/><text:span text:style-name="T2">43. Понятие, виды и правила исчисления сроков в гражданском праве.</text:span><text:line-break/><text:span text:style-name="T2">44. Понятие и виды сроков исковой давности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Grande" svg:font-family="'Lucida Grande', Arial, tahoma, verdan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12:52:28.86</meta:creation-date>
    <meta:print-date>2012-12-25T12:53:21.69</meta:print-date>
    <meta:document-statistic meta:table-count="0" meta:image-count="0" meta:object-count="0" meta:page-count="1" meta:paragraph-count="1" meta:word-count="280" meta:character-count="2240"/>
    <dc:date>2012-12-25T13:07:39.43</dc:date>
    <meta:editing-duration>PT15M10S</meta:editing-duration>
    <meta:editing-cycles>1</meta:editing-cycles>
    <meta:generator>OpenOffice.org/3.4$Win32 OpenOffice.org_project/340m1$Build-9590</meta:generator>
  </office:meta>
</office:document-meta>
</file>